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uitdaging-objectgeoriënteerd-programmeren"/>Uitdaging objectgeoriënteerd programmeren<text:bookmark-end text:name="uitdaging-objectgeoriënteerd-programmeren"/></text:h>
      <text:p text:style-name="First_20_paragraph">Voor deze uitdaging creëer je een bank-account clas die 2 attributen gaan hebben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en 2 methoden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Notitie: Het aantal van de ‘withdrawal’ mogen niet groter dan de ‘balance’.</text:p>
      <text:p text:style-name="Text_20_body">Instatieer je de class. Maak een willekeurige balans aan tussen 1000 en 5000 en test de code om te verzorgen dat methoden als verwacht werken.</text:p>
      <text:p text:style-name="P3">class Account:</text:p>
      <text:p text:style-name="P4"><text:s text:c="4"/>pass</text:p>
      <text:p text:style-name="P5"># 1. Instantiate the class</text:p>
      <text:p text:style-name="P6">acct1 = Account('Jose',100)</text:p>
      <text:p text:style-name="P7"># 2. Print the object</text:p>
      <text:p text:style-name="P8">print(acct1)</text:p>
      <text:p text:style-name="P9">Account owner: <text:s text:c="2"/>Jose</text:p>
      <text:p text:style-name="P10">Account balance: $100</text:p>
      <text:p text:style-name="P11"># 3. Show the account owner attribute</text:p>
      <text:p text:style-name="P12">acct1.owner</text:p>
      <text:p text:style-name="P13">'Jose'</text:p>
      <text:p text:style-name="P14"># 4. Show the account balance attribute</text:p>
      <text:p text:style-name="P15">acct1.balance</text:p>
      <text:p text:style-name="P16">100</text:p>
      <text:p text:style-name="P17"># 5. Make a series of deposits and withdrawals</text:p>
      <text:p text:style-name="P18">acct1.deposit(50)</text:p>
      <text:p text:style-name="P19">Deposit Accepted</text:p>
      <text:p text:style-name="P20">acct1.withdraw(75)</text:p>
      <text:p text:style-name="P21">Withdrawal Accepted</text:p>
      <text:p text:style-name="P22"># 6. Make a withdrawal that exceeds the available balance</text:p>
      <text:p text:style-name="P23">acct1.withdraw(500)</text:p>
      <text:p text:style-name="P24">Funds Unavailable!</text:p>
      <text:h text:style-name="Heading_20_2" text:outline-level="2"><text:bookmark-start text:name="veel-succes"/>Veel succes!<text:bookmark-end text:name="veel-succ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03Z</meta:creation-date>
    <dc:date>2022-12-19T20:35:03Z</dc:date>
  </office:meta>
</office:document-meta>
</file>